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25-01-19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24-01-05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936" calcext:value-type="float">
            <text:p>86.3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23-01-06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9904" calcext:value-type="float">
            <text:p>86.0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22-01-06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776" calcext:value-type="float">
            <text:p>84.9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21-01-07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20-01-04 2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9016" calcext:value-type="float">
            <text:p>84.3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19-01-05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18-01-05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17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9100432501</text:p>
          </table:table-cell>
          <table:table-cell office:value-type="string" calcext:value-type="string">
            <text:p>2016-01-05 19:1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032" calcext:value-type="float">
            <text:p>82.5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